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Gothic" svg:font-family="'UmePlus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00" draw:textarea-horizontal-align="justify" draw:textarea-vertical-align="middle" draw:auto-grow-height="false" fo:min-height="1.35cm" fo:min-width="5.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5.6cm"/>
    </style:style>
    <style:style style:name="gr3" style:family="graphic" style:parent-style-name="standard">
      <style:graphic-properties svg:stroke-color="#000000" draw:fill-color="#00ffff" draw:textarea-horizontal-align="justify" draw:textarea-vertical-align="middle" draw:auto-grow-height="false" fo:min-height="1.35cm" fo:min-width="5.6cm"/>
    </style:style>
    <style:style style:name="gr4" style:family="graphic" style:parent-style-name="standard">
      <style:graphic-properties draw:stroke="none" svg:stroke-color="#000000" draw:fill="none" draw:fill-color="#ffffff" fo:min-height="1.347cm"/>
    </style:style>
    <style:style style:name="gr5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="none" draw:textarea-horizontal-align="justify" draw:textarea-vertical-align="middle" draw:auto-grow-height="false" fo:min-height="9.116cm" fo:min-width="25.36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="none" draw:textarea-horizontal-align="justify" draw:textarea-vertical-align="middle" draw:auto-grow-height="false" fo:min-height="5.116cm" fo:min-width="25.466cm" fo:padding-top="0.142cm" fo:padding-bottom="0.142cm" fo:padding-left="0.267cm" fo:padding-right="0.26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00"/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</style:style>
    <style:style style:name="P4" style:family="paragraph">
      <loext:graphic-properties draw:fill-color="#00ffff"/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6.1cm" svg:height="1.6cm" svg:x="4.2cm" svg:y="12.3cm">
          <text:p text:style-name="P1">銀行で金をおろす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1cm" svg:height="1.6cm" svg:x="4.2cm" svg:y="15.3cm">
          <text:p text:style-name="P1">スーパーで卵を買う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6.1cm" svg:height="1.6cm" svg:x="11.1cm" svg:y="1.1cm">
          <text:p text:style-name="P1">ゆで卵を食べる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6.1cm" svg:height="1.6cm" svg:x="2.5cm" svg:y="7cm">
          <text:p text:style-name="P1">卵を買う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6.1cm" svg:height="1.6cm" svg:x="11.1cm" svg:y="7cm">
          <text:p text:style-name="P1">ゆで卵を作る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1cm" svg:height="1.6cm" svg:x="13.1cm" svg:y="15.3cm">
          <text:p text:style-name="P1">お湯を沸かす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1cm" svg:height="1.6cm" svg:x="13.1cm" svg:y="12.3cm">
          <text:p text:style-name="P1">卵を洗う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1cm" svg:height="1.6cm" svg:x="13.1cm" svg:y="18.3cm">
          <text:p text:style-name="P1">卵をゆでる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1cm" svg:height="1.6cm" svg:x="21.8cm" svg:y="12.3cm">
          <text:p text:style-name="P1">腹筋して腹をへらす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1cm" svg:height="1.6cm" svg:x="21.8cm" svg:y="15.3cm">
          <text:p text:style-name="P1">殻を割る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.1cm" svg:height="1.6cm" svg:x="21.8cm" svg:y="18.3cm">
          <text:p text:style-name="P1">塩を振る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6.1cm" svg:height="1.6cm" svg:x="19.6cm" svg:y="7cm">
          <text:p text:style-name="P1">食べる準備をする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7cm" svg:height="1.597cm" svg:x="5.9cm" svg:y="1.4cm">
          <draw:text-box>
            <text:p>(第一階層) 目的</text:p>
          </draw:text-box>
        </draw:frame>
        <draw:custom-shape draw:style-name="gr5" draw:text-style-name="P6" draw:layer="layout" svg:width="25.9cm" svg:height="9.4cm" svg:x="2.5cm" svg:y="11.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9.4cm" svg:height="1cm" svg:x="3cm" svg:y="19.1cm">
          <draw:text-box>
            <text:p>(第三階層) アクティビティ</text:p>
          </draw:text-box>
        </draw:frame>
        <draw:custom-shape draw:style-name="gr7" draw:text-style-name="P6" draw:layer="layout" svg:width="26cm" svg:height="5.4cm" svg:x="1.3cm" svg:y="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9.4cm" svg:height="1cm" svg:x="1.5cm" svg:y="4.3cm">
          <draw:text-box>
            <text:p>(第二階層) 大まかな計画</text:p>
          </draw:text-box>
        </draw:frame>
        <draw:connector draw:style-name="gr8" draw:text-style-name="P6" draw:layer="layout" draw:line-skew="-1.65cm -0.699cm" svg:x1="5.55cm" svg:y1="8.6cm" svg:x2="4.2cm" svg:y2="16.1cm" draw:start-shape="id1" draw:start-glue-point="2" draw:end-shape="id2" draw:end-glue-point="3" svg:d="M5550 8600v1700h-2550v5800h1200" svg:viewBox="0 0 2551 7501">
          <text:p/>
        </draw:connector>
        <draw:line draw:style-name="gr8" draw:text-style-name="P6" draw:layer="layout" svg:x1="3cm" svg:y1="13.2cm" svg:x2="4.2cm" svg:y2="13.2cm">
          <text:p/>
        </draw:line>
        <draw:connector draw:style-name="gr9" draw:text-style-name="P6" draw:layer="layout" draw:line-skew="-3.15cm -0.699cm" svg:x1="14.15cm" svg:y1="8.6cm" svg:x2="13.1cm" svg:y2="19.1cm" draw:start-shape="id3" draw:start-glue-point="2" draw:end-shape="id4" draw:end-glue-point="3" svg:d="M14150 8600v1700h-2250v8800h1200" svg:viewBox="0 0 2251 10501">
          <text:p/>
        </draw:connector>
        <draw:line draw:style-name="gr8" draw:text-style-name="P6" draw:layer="layout" svg:x1="11.9cm" svg:y1="13.2cm" svg:x2="13.1cm" svg:y2="13.2cm">
          <text:p/>
        </draw:line>
        <draw:line draw:style-name="gr8" draw:text-style-name="P6" draw:layer="layout" svg:x1="11.9cm" svg:y1="16.2cm" svg:x2="13.1cm" svg:y2="16.2cm">
          <text:p/>
        </draw:line>
        <draw:connector draw:style-name="gr8" draw:text-style-name="P6" draw:layer="layout" draw:line-skew="-3.15cm -0.599cm" svg:x1="22.65cm" svg:y1="8.6cm" svg:x2="21.8cm" svg:y2="19.1cm" draw:start-shape="id5" draw:start-glue-point="2" draw:end-shape="id6" draw:end-glue-point="3" svg:d="M22650 8600v1700h-1950v8800h1100" svg:viewBox="0 0 1951 10501">
          <text:p/>
        </draw:connector>
        <draw:line draw:style-name="gr8" draw:text-style-name="P6" draw:layer="layout" svg:x1="20.7cm" svg:y1="13.2cm" svg:x2="21.9cm" svg:y2="13.2cm">
          <text:p/>
        </draw:line>
        <draw:line draw:style-name="gr8" draw:text-style-name="P6" draw:layer="layout" svg:x1="20.7cm" svg:y1="16.2cm" svg:x2="21.9cm" svg:y2="16.2cm">
          <text:p/>
        </draw:line>
        <draw:connector draw:style-name="gr8" draw:text-style-name="P6" draw:layer="layout" draw:line-skew="1.15cm" svg:x1="14.15cm" svg:y1="2.7cm" svg:x2="5.55cm" svg:y2="7cm" draw:start-shape="id7" draw:start-glue-point="2" draw:end-shape="id1" svg:d="M14150 2700v3300h-8600v1000" svg:viewBox="0 0 8601 4301">
          <text:p/>
        </draw:connector>
        <draw:connector draw:style-name="gr8" draw:text-style-name="P6" draw:layer="layout" draw:line-skew="0.7cm" svg:x1="14.15cm" svg:y1="4.1cm" svg:x2="22.65cm" svg:y2="7cm" draw:end-shape="id5" draw:end-glue-point="0" svg:d="M14150 4100v1900h8500v1000" svg:viewBox="0 0 8501 2901">
          <text:p/>
        </draw:connector>
        <draw:connector draw:style-name="gr8" draw:text-style-name="P6" draw:layer="layout" svg:x1="14.15cm" svg:y1="4.1cm" svg:x2="14.15cm" svg:y2="7cm" draw:end-shape="id3" draw:end-glue-point="0" svg:d="M14150 4100v2900" svg:viewBox="0 0 1 2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Gothic" svg:font-family="'UmePlus Gothic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mePlus 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9T15:23:05.916735934</meta:creation-date>
    <meta:editing-duration>PT21M35S</meta:editing-duration>
    <meta:editing-cycles>13</meta:editing-cycles>
    <meta:generator>LibreOffice/5.1.6.2$Linux_X86_64 LibreOffice_project/10m0$Build-2</meta:generator>
    <dc:date>2017-10-19T16:42:00.551539864</dc:date>
    <meta:document-statistic meta:object-count="28"/>
  </office:meta>
</office:document-meta>
</file>